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7mm"/>
    </style:style>
    <style:style style:name="co2" style:family="table-column">
      <style:table-column-properties fo:break-before="auto" style:column-width="45.26mm"/>
    </style:style>
    <style:style style:name="co3" style:family="table-column">
      <style:table-column-properties fo:break-before="auto" style:column-width="35.68mm"/>
    </style:style>
    <style:style style:name="ro1" style:family="table-row">
      <style:table-row-properties style:row-height="6.16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Mangal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2pt" style:font-name-asian="Arial" style:font-size-asian="12pt" style:font-size-complex="12pt"/>
    </style:style>
    <style:style style:name="ce6" style:family="table-cell" style:parent-style-name="Default">
      <style:text-properties style:font-name="Arial" style:font-name-asian="Ari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6">
      <style:table-cell-properties style:text-align-source="value-type" style:repeat-content="false" fo:border="none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" style:font-weight-asian="normal" style:font-weight-complex="normal"/>
    </style:style>
  </office:automatic-styles>
  <office:body>
    <office:spreadsheet>
      <table:table table:name="PL by Departmen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18" table:default-cell-style-name="ce6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by Department'.A1" table:end-x="40.91mm" table:end-y="-13851.5mm" draw:z-index="0" draw:style-name="gr1" draw:text-style-name="P1" svg:x1="-21.26mm" svg:y1="-13851.51mm" svg:x2="40.91mm" svg:y2="-13851.51mm">
              <text:p/>
            </draw:line>
            <draw:line table:end-cell-address="'PL by Department'.A1" table:end-x="-8082.94mm" table:end-y="-13851.5mm" draw:z-index="1" draw:style-name="gr1" draw:text-style-name="P1" svg:x1="-8143.51mm" svg:y1="-13851.51mm" svg:x2="-8082.94mm" svg:y2="-13851.51mm">
              <text:p/>
            </draw:line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8"/>
          <table:table-cell table:number-columns-repeated="4"/>
        </table:table-row>
        <table:table-row table:style-name="ro2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Profit and Loss by Department</text:p>
          </table:table-cell>
          <table:table-cell table:style-name="ce1" table:number-columns-repeated="2"/>
          <table:table-cell table:style-name="Default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8"/>
          <table:table-cell table:number-columns-repeated="4"/>
        </table:table-row>
        <table:table-row table:style-name="ro2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8" office:value-type="string" calcext:value-type="string">
            <text:p>Total</text:p>
          </table:table-cell>
          <table:table-cell table:style-name="ce1" office:value-type="string" calcext:value-type="string">
            <text:p><text:a xlink:href="python://if%20test=%22page.get('analytic_account',False)%22" xlink:type="simple">if test="page['analytic_account']"</text:a></text:p>
          </table:table-cell>
          <table:table-cell table:style-name="ce10" office:value-type="string" calcext:value-type="string">
            <text:p><text:a xlink:href="python://for%20each=%22x%20in%20page['analytic_account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2" table:number-columns-repeated="2"/>
          <table:table-cell table:style-name="ce14"/>
          <table:table-cell table:style-name="ce16" table:number-columns-repeated="4"/>
          <table:table-cell table:style-name="ce1" table:number-columns-repeated="1005"/>
          <table:table-cell table:number-columns-repeated="4"/>
        </table:table-row>
        <table:table-row table:style-name="ro1">
          <table:table-cell table:style-name="ce3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3" table:number-columns-repeated="5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3" table:number-columns-repeated="5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9" office:value-type="string" calcext:value-type="string">
            <text:p><text:a xlink:href="python://'%25.2f'%20%25%20line['balance']" xlink:type="simple">balance</text:a></text:p>
          </table:table-cell>
          <table:table-cell table:style-name="ce1" office:value-type="string" calcext:value-type="string">
            <text:p><text:a xlink:href="python://if%20test=%22line.get('analytic_account_dic',False)%22" xlink:type="simple">if test="line['analytic_account_dic']"</text:a></text:p>
          </table:table-cell>
          <table:table-cell table:style-name="ce10" office:value-type="string" calcext:value-type="string">
            <text:p><text:a xlink:href="python://for%20each=%22x%20in%20line['analytic_account_dic'].values()%22" xlink:type="simple">x start</text:a></text:p>
          </table:table-cell>
          <table:table-cell table:style-name="ce9" office:value-type="string" calcext:value-type="string">
            <text:p><text:a xlink:href="python://'%25.2f'%20%25%20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10"/>
          <table:table-cell table:style-name="ce1"/>
          <table:table-cell table:style-name="ce10" table:number-columns-repeated="2"/>
          <table:table-cell table:style-name="ce3"/>
          <table:table-cell table:style-name="ce4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a xlink:href="python:///for" xlink:type="simple">order_line end</text:a></text:p>
          </table:table-cell>
          <table:table-cell table:style-name="ce3" table:number-columns-repeated="5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7" table:number-columns-repeated="5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" table:number-columns-repeated="1009"/>
          <table:table-cell table:number-columns-repeated="4"/>
        </table:table-row>
        <table:table-row table:style-name="ro2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5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9"/>
          <table:table-cell table:number-columns-repeated="4"/>
        </table:table-row>
        <table:table-row table:style-name="ro2" table:number-rows-repeated="65432">
          <table:table-cell table:style-name="ce1" table:number-columns-repeated="1020"/>
          <table:table-cell table:number-columns-repeated="4"/>
        </table:table-row>
        <table:table-row table:style-name="ro2" table:number-rows-repeated="9831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12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VND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VND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\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\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\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number:text>¥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2" loext:min-decimal-places="2" number:min-integer-digits="1" number:grouping="true"/>
    </number:number-style>
    <number:number-style style:name="N129">
      <number:text>¥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">
      <number:number number:decimal-places="0" loext:min-decimal-places="0" number:min-integer-digits="1" number:grouping="true"/>
      <number:text> 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¥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loext:min-decimal-places="2" number:min-integer-digits="1" number:grouping="true"/>
      <number:text> </number:text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">
      <number:text>-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0" loext:min-decimal-places="0" number:min-integer-digits="1" number:grouping="true"/>
    </number:number-style>
    <number:number-style style:name="N15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">
      <number:text>$</number:text>
      <number:number number:decimal-places="2" loext:min-decimal-places="2" number:min-integer-digits="1" number:grouping="true"/>
    </number:number-style>
    <number:number-style style:name="N161P0" style:volatile="true">
      <number:text>$</number:text>
      <number:number number:decimal-places="2" loext:min-decimal-places="2" number:min-integer-digits="1" number:grouping="true"/>
    </number:number-style>
    <number:number-style style:name="N161">
      <number:text>-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$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7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79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currency-style style:name="N1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2P0"/>
    </number:currency-style>
    <number:date-style style:name="N184P0" style:volatile="true">
      <number:day number:style="long"/>
      <number:text>／</number:text>
      <number:month number:textual="true"/>
      <number:text>／</number:text>
      <number:year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loext:min-decimal-places="0" number:min-integer-digits="1"/>
      <number:text> </number:text>
    </number:number-style>
    <number:number-style style:name="N186P0" style:volatile="true">
      <number:number number:decimal-places="0" loext:min-decimal-places="0" number:min-integer-digits="1"/>
      <number:text> </number:text>
    </number:number-style>
    <number:number-style style:name="N18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6P0"/>
    </number:number-style>
    <number:number-style style:name="N187">
      <number:number number:decimal-places="3" loext:min-decimal-places="3" number:min-integer-digits="1"/>
      <number:text> </number:text>
    </number:number-style>
    <number:number-style style:name="N188">
      <number:number number:decimal-places="2" loext:min-decimal-places="2" number:min-integer-digits="1"/>
      <number:text> </number:text>
    </number:number-style>
    <number:number-style style:name="N189">
      <number:number number:decimal-places="6" loext:min-decimal-places="6" number:min-integer-digits="1"/>
      <number:text> </number:text>
    </number:number-style>
    <number:currency-style style:name="N191P0" style:volatile="true">
      <number:number number:decimal-places="2" loext:min-decimal-places="2" number:min-integer-digits="1" number:grouping="true"/>
      <number:currency-symbol number:language="lv" number:country="LV">Ls</number:currency-symbol>
    </number:currency-style>
    <number:currency-style style:name="N191">
      <style:text-properties fo:color="#ff0000"/>
      <number:text>-</number:text>
      <number:number number:decimal-places="2" loext:min-decimal-places="2" number:min-integer-digits="1" number:grouping="true"/>
      <number:currency-symbol number:language="lv" number:country="LV">Ls</number:currency-symbol>
      <style:map style:condition="value()&gt;=0" style:apply-style-name="N191P0"/>
    </number:currency-style>
    <number:number-style style:name="N192P0" style:volatile="true">
      <number:number number:decimal-places="2" loext:min-decimal-places="2" number:min-integer-digits="1"/>
      <number:text> </number:text>
    </number:number-style>
    <number:number-style style:name="N19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2P0"/>
    </number:number-style>
    <number:currency-style style:name="N194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number-style style:name="N195">
      <number:number number:decimal-places="1" loext:min-decimal-places="1" number:min-integer-digits="1"/>
    </number:number-style>
    <number:number-style style:name="N196">
      <number:number number:decimal-places="8" loext:min-decimal-places="8" number:min-integer-digits="1"/>
    </number:number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6P0"/>
    </number:currency-style>
    <number:number-style style:name="N209P0" style:volatile="true">
      <number:text> $</number:text>
      <number:number number:decimal-places="6" loext:min-decimal-places="6" number:min-integer-digits="1" number:grouping="true"/>
      <number:text> </number:text>
    </number:number-style>
    <number:number-style style:name="N209P1" style:volatile="true">
      <number:text>-$</number:text>
      <number:number number:decimal-places="6" loext:min-decimal-places="6" number:min-integer-digits="1" number:grouping="true"/>
      <number:text> </number:text>
    </number:number-style>
    <number:number-style style:name="N209P2" style:volatile="true">
      <number:text> $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21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211P0"/>
    </number:currency-style>
    <number:number-style style:name="N212">
      <number:number number:decimal-places="0" loext:min-decimal-places="0" number:min-integer-digits="1"/>
      <number:text>Y</number:text>
    </number:number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218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218P0"/>
    </number:number-style>
    <number:currency-style style:name="N2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0P0"/>
    </number:currency-style>
    <number:number-style style:name="N221">
      <number:number number:decimal-places="2" loext:min-decimal-places="2" number:min-integer-digits="1" number:grouping="true"/>
      <number:text> €</number:text>
    </number:number-style>
    <number:currency-style style:name="N2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5P1" style:volatile="true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5P2" style:volatile="true">
      <number:text> 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3" loext:min-decimal-places="3" number:min-integer-digits="1"/>
      <number:text> </number:text>
    </number:number-style>
    <number:number-style style:name="N22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26P0"/>
    </number:number-style>
    <number:currency-style style:name="N227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228">
      <number:currency-symbol number:language="zh" number:country="CN">￥</number:currency-symbol>
      <number:number number:decimal-places="3" loext:min-decimal-places="3" number:min-integer-digits="1" number:grouping="true"/>
    </number:currency-style>
    <number:number-style style:name="N232P0" style:volatile="true">
      <number:number number:decimal-places="0" loext:min-decimal-places="0" number:min-integer-digits="1" number:grouping="true"/>
      <number:text>¥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¥ </number:text>
    </number:number-style>
    <number:number-style style:name="N232P2" style:volatile="true">
      <number:text> -¥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number number:decimal-places="2" loext:min-decimal-places="2" number:min-integer-digits="1" number:grouping="true"/>
      <number:text>¥ </number:text>
    </number:number-style>
    <number:number-style style:name="N236P1" style:volatile="true">
      <number:text>-</number:text>
      <number:number number:decimal-places="2" loext:min-decimal-places="2" number:min-integer-digits="1" number:grouping="true"/>
      <number:text>¥ </number:text>
    </number:number-style>
    <number:number-style style:name="N236P2" style:volatile="true">
      <number:text> -</number:text>
      <number:number number:decimal-places="0" loext:min-decimal-places="0" number:min-integer-digits="0"/>
      <number:text>¥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">
      <number:number number:decimal-places="3" loext:min-decimal-places="3" number:min-integer-digits="1"/>
    </number:number-style>
    <number:number-style style:name="N238">
      <number:number number:decimal-places="0" loext:min-decimal-places="0" number:min-integer-digits="3"/>
    </number:number-style>
    <number:date-style style:name="N239">
      <number:month/>
      <number:text>／</number:text>
      <number:day/>
    </number:date-style>
    <number:date-style style:name="N240P0" style:volatile="true">
      <number:month/>
      <number:text>／</number:text>
      <number:day/>
    </number:date-style>
    <number:text-style style:name="N240">
      <number:text-content/>
      <style:map style:condition="value()&gt;=0" style:apply-style-name="N240P0"/>
    </number:text-style>
    <number:number-style style:name="N2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44P2" style:volatile="true">
      <loext:fill-character> </loext:fill-character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loext:text> ¥</loext:text>
      <loext:fill-character> </loext:fill-character>
      <number:text>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1" number:language="zh" number:country="CN">
      <number:text>-￥</number:text>
      <number:number number:decimal-places="2" loext:min-decimal-places="2" number:min-integer-digits="1" number:grouping="true"/>
      <style:map style:condition="value()&gt;=0" style:apply-style-name="N10131P0"/>
    </number:number-style>
    <number:date-style style:name="N10132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number:currency-style style:name="N30105P0" style:volatile="true" number:language="ca" number:country="E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5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5P0"/>
    </number:currency-style>
    <number:date-style style:name="N40138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8" number:language="zh" number:country="TW">
      <number:text-content/>
      <style:map style:condition="value()&gt;=0" style:apply-style-name="N40138P0"/>
    </number:text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4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5.59mm" fo:margin-bottom="6.1mm" fo:margin-left="6.1mm" fo:margin-right="4.32mm" style:first-page-number="continue" style:scale-to="96%" style:table-centering="horizontal" style:writing-mode="lr-tb"/>
      <style:header-style>
        <style:header-footer-properties fo:min-height="7.5mm" fo:margin-left="12.89mm" fo:margin-right="14.68mm" fo:margin-bottom="0mm"/>
      </style:header-style>
      <style:footer-style>
        <style:header-footer-properties fo:min-height="7.5mm" fo:margin-left="12.89mm" fo:margin-right="14.68mm" fo:margin-top="0mm"/>
      </style:footer-style>
    </style:page-layout>
    <style:page-layout style:name="Mpm4">
      <style:page-layout-properties style:num-format="1" style:print-orientation="portrait" fo:margin-top="5.59mm" fo:margin-bottom="6.1mm" fo:margin-left="6.1mm" fo:margin-right="4.32mm" style:first-page-number="continue" style:scale-to="96%" style:table-centering="horizontal"/>
      <style:header-style>
        <style:header-footer-properties fo:margin-left="12.89mm" fo:margin-right="14.68mm" fo:margin-bottom="0mm"/>
      </style:header-style>
      <style:footer-style>
        <style:header-footer-properties fo:margin-left="12.89mm" fo:margin-right="14.68mm" fo:margin-top="0mm"/>
      </style:footer-style>
    </style:page-layout>
    <style:page-layout style:name="Mpm5">
      <style:page-layout-properties style:num-format="1" style:print-orientation="portrait" fo:margin-top="4.99mm" fo:margin-bottom="4.99mm" fo:margin-left="4.99mm" fo:margin-right="4.99mm" style:first-page-number="continue" style:scale-to="73%" style:table-centering="horizontal"/>
      <style:header-style>
        <style:header-footer-properties fo:margin-left="14.01mm" fo:margin-right="14.01mm" fo:margin-bottom="0mm"/>
      </style:header-style>
      <style:footer-style>
        <style:header-footer-properties fo:margin-left="14.01mm" fo:margin-right="14.01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/00/00</text:date>, <text:time style:data-style-name="N2" text:time-value="23:06:25.629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12-04T23:49:15.240000000</dc:date>
    <meta:editing-duration>P1DT8H12M5S</meta:editing-duration>
    <meta:editing-cycles>826</meta:editing-cycles>
    <meta:generator>LibreOffice/5.0.1.2$Windows_x86 LibreOffice_project/81898c9f5c0d43f3473ba111d7b351050be20261</meta:generator>
    <meta:document-statistic meta:table-count="1" meta:cell-count="30" meta:object-count="2"/>
  </office:meta>
</office:document-meta>
</file>